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B000001595EF380626C174CA7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09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</text:span><text:span text:style-name="T1"><text:line-break/></text:span><text:span text:style-name="T1"><text:line-break/></text:span><text:span text:style-name="T1">讓你的專案一開始就搞砸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10</text:span><text:span text:style-name="T2">月</text:span><text:span text:style-name="T2">19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部分的程式人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都曾經做過專案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大家都知道 ..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專案要搞砸很容易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搞好卻很困難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那些困難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一個困難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做的專案沒有人要用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為甚麼會沒有人要用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原因很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對於創新型專案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創新就是做沒有人做過的東西</text:span></text:p>
              </text:list-item>
              <text:list-item>
                <text:p><text:span text:style-name="T6">既然沒有人做過當然就沒有人用過</text:span></text:p>
              </text:list-item>
              <text:list-item>
                <text:p><text:span text:style-name="T6">那做出來的東西當然就不知道有沒有人會想用</text:span></text:p>
              </text:list-item>
              <text:list-item>
                <text:p><text:span text:style-name="T6">如果你自己都不想用，那結果常常就是沒有人要用囉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創新型專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失敗是很常見的<text:line-break/>成功反而是很少見的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而對於那些委託型專案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客戶通常不知道自己想要甚麼</text:span></text:p>
              </text:list-item>
              <text:list-item>
                <text:p><text:span text:style-name="T7">開發者通常不是使用者，也沒辦法把系統納入日常生活運作</text:span></text:p>
              </text:list-item>
              <text:list-item>
                <text:p><text:span text:style-name="T7">於是開發出來的東西，客戶沒辦法納入日常運作的情況就很常見！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更不用說那些學生專題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他們很多只是想要老師給歐趴，壓根就沒想要拿來用！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專案做完十之八九沒人用</text:span></text:p>
              </text:list-item>
              <text:list-item>
                <text:p><text:span text:style-name="T8">有人用的專案真的不太多</text:span><text:span text:style-name="T8">...</text:span><text:line-break/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還沒提到像國科會那種專案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那只是要錢用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錢拿到專案就沒用了...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抱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再講下去就要離題了...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拉回主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主題是甚麼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歐、對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主題是專案搞砸的原因...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除了沒人用之外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專案搞砸的另一個原因是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團隊沒有起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團隊離心離德，根本就沒有用心做專案，所以專案自然就搞砸了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家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軟體專案是出了名的難搞</text:span><text:span text:style-name="T8">...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在搞定專案之前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定要先搞定人的問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人都搞不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5cm" presentation:class="title" presentation:user-transformed="true">
          <draw:text-box>
            <text:p><text:span text:style-name="T8">那專案又怎麼做得出來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專案執行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人的問題有很多...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想做、不願意做</text:span></text:p>
              </text:list-item>
              <text:list-item>
                <text:p><text:span text:style-name="T8">想做、但不想為某人做</text:span></text:p>
              </text:list-item>
              <text:list-item>
                <text:p><text:span text:style-name="T8">還有一堆關於政治上的問題</text:span><text:span text:style-name="T8">...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國父孫中山先生早就說過：</text:span><text:span text:style-name="T8"><text:line-break/></text:span><text:span text:style-name="T10"><text:line-break/></text:span><text:span text:style-name="T8">政是眾人之事，治是治理，</text:span><text:span text:style-name="T8"><text:line-break/></text:span><text:span text:style-name="T8">治理眾人之事就是政治</text:span><text:span text:style-name="T8">...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程式人比較擅長搞機器的事</text:span><text:span text:style-name="T8"><text:line-break/></text:span><text:span text:style-name="T8">但是不太擅長搞人的事情</text:span><text:span text:style-name="T8">..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程式專案會那麼常失敗，<text:line-break/>也是有原因的啦...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既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程式專案這麼常失敗，那麼到底要怎樣才能減少失敗的機率呢？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其實也沒有甚麼高明的想法了</text:span><text:span text:style-name="T7">...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各位可以請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那些《成功學》和《心靈雞湯》的老師</text:span><text:span text:style-name="T11"><text:line-break/></text:span><text:span text:style-name="T11"/></text:p>
              </text:list-item>
              <text:list-item>
                <text:p><text:span text:style-name="T11">只是如果沒效千萬不要說是我推薦的</text:span><text:span text:style-name="T11">...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只知道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如果要失敗，那就快點發現</text:span></text:p>
              </text:list-item>
              <text:list-item>
                <text:p><text:span text:style-name="T7">別等到最後才失敗，最好第一天就知道會失敗，然後趕快把專案停掉，這樣才不會損失太大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就像我們寫程式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些可能會發生錯誤的地方，就乾脆先用 </text:span><text:span text:style-name="T6">assert </text:span><text:span text:style-name="T6">或 </text:span><text:span text:style-name="T6">throw </text:span><text:span text:style-name="T6">把錯誤丟出來，讓整個系統直接停掉，而不是假裝錯誤不存在繼續執行</text:span><text:span text:style-name="T6"><text:line-break/></text:span><text:span text:style-name="T6"/></text:p>
              </text:list-item>
              <text:list-item>
                <text:p><text:span text:style-name="T6">愈早發現錯誤代價愈小，愈晚發生的愈致命</text:span><text:span text:style-name="T6">...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像最近發生的三星</text:span><text:span text:style-name="T11">Note7</text:span><text:span text:style-name="T11">手機爆炸案，如果在設計或試產時就發現問題，那損失會很小，但是當貨物都已經出了幾千萬支才發現，那可就是致命一擊了</text:span><text:span text:style-name="T11">....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對於軟體工程有認識的人都知道</text:span></text:p>
              </text:list-item>
              <text:list-item>
                <text:p><text:span text:style-name="T7">從《瀑布模式》到《螺旋模式》</text:span></text:p>
              </text:list-item>
              <text:list-item>
                <text:p><text:span text:style-name="T7">從後來的《整合建置》，《每日建置》，到現在的《</text:span><text:span text:style-name="T7">continuous integration</text:span><text:span text:style-name="T7">》 的那些故事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這種盡早失敗的法則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其實也適用在人的上面</text:span><text:span text:style-name="T8">...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某人並不想做這個專案</text:span></text:p>
              </text:list-item>
              <text:list-item>
                <text:p><text:span text:style-name="T11">或某人不想為某人做專案</text:span></text:p>
              </text:list-item>
              <text:list-item>
                <text:p><text:span text:style-name="T11">或你自己根本不想做這個專案</text:span></text:p>
              </text:list-item>
              <text:list-item>
                <text:p><text:span text:style-name="T11">那還是及早處理，代價會比較小一點</text:span><text:span text:style-name="T11">...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接客戶的專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那麼盡早讓客戶瞭解你的專案，使用你的專案，那麼就比較容易知道專案是否走偏了方向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你只想拿客戶的錢，卻不想完成專案</text:span><text:span text:style-name="T6">...</text:span></text:p>
              </text:list-item>
              <text:list-item>
                <text:p><text:span text:style-name="T6">或者那個客戶是個奧客，讓他知道之後會來亂，那麼是可以考慮不要太早讓客戶知道</text:span><text:span text:style-name="T6">...</text:span></text:p>
              </text:list-item>
              <text:list-item>
                <text:p><text:span text:style-name="T6">不過在後一種情況下，其實你或許不應該接那個客戶的專案</text:span><text:span text:style-name="T6">....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你是個專題學生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知道某些人根本不想做專案，只是想要混過專題，那最好一開始就不要找他們進來，就算找進來之後也趕快請他們出去，否則你的專題就會</text:span><text:span text:style-name="T7">...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變成這樣</text:p>
          </draw:text-box>
        </draw:frame>
        <draw:frame draw:style-name="gr5" draw:text-style-name="P8" draw:layer="layout" svg:width="19.8cm" svg:height="14.38cm" svg:x="5cm" svg:y="4.42cm">
          <draw:image xlink:href="Pictures/10000000000001DB000001595EF380626C174CA7.png" xlink:type="simple" xlink:show="embed" xlink:actuate="onLoad">
            <text:p/>
          </draw:image>
        </draw:frame>
        <draw:frame draw:style-name="gr6" draw:text-style-name="P9" draw:layer="layout" svg:width="25.801cm" svg:height="1.759cm" svg:x="0.599cm" svg:y="19.636cm">
          <draw:text-box>
            <text:p>圖片來源：https://www.facebook.com/benla/posts/10152989817977428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相信每個做過專題的同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都應該能夠理解上面那張圖片的意義才對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快速失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是我所知道的《專案管理方法》當中，最重要的一條原則！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原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只可以用在程式上面</text:span></text:p>
              </text:list-item>
              <text:list-item>
                <text:p><text:span text:style-name="T8">也可以用在人、事、物、以及公司管理上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失敗不是壞事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太晚才發生的失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天大的壞事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愈晚發生的失敗就愈致命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祝你早日失敗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早日解脫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10-19T16:12:51.507000000</dc:date>
    <meta:editing-duration>P3DT1H52M24S</meta:editing-duration>
    <meta:editing-cycles>677</meta:editing-cycles>
    <meta:generator>LibreOffice/5.0.6.3$Windows_x86 LibreOffice_project/490fc03b25318460cfc54456516ea2519c11d1aa</meta:generator>
    <meta:document-statistic meta:object-count="279"/>
  </office:meta>
</office:document-meta>
</file>